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E000000706965774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02cm solid #000000" fo:border-right="none" fo:border-top="0.002cm solid #000000" fo:border-bottom="0.002cm solid #000000"/>
    </style:style>
    <style:style style:name="Tableau2.B1" style:family="table-cell">
      <style:table-cell-properties fo:padding="0.199cm" fo:border="0.002cm solid #000000"/>
    </style:style>
    <style:style style:name="Tableau2.A2" style:family="table-cell">
      <style:table-cell-properties fo:padding="0.199cm" fo:border-left="0.002cm solid #000000" fo:border-right="none" fo:border-top="none" fo:border-bottom="0.002cm solid #000000"/>
    </style:style>
    <style:style style:name="Tableau2.B2" style:family="table-cell">
      <style:table-cell-properties fo:padding="0.199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9"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color="#494440" style:font-name="HelveticaNeueLT Std2" style:text-underline-style="none"/>
    </style:style>
    <style:style style:name="P12" style:family="paragraph" style:parent-style-name="Standard">
      <style:paragraph-properties fo:text-align="justify" style:justify-single-word="false"/>
      <style:text-properties fo:color="#494440" style:font-name="HelveticaNeueLT Std2" style:text-underline-style="solid" style:text-underline-width="auto" style:text-underline-color="font-color" fo:font-weight="bold" style:font-weight-asian="bold" style:font-weight-complex="bold"/>
    </style:style>
    <style:style style:name="P13" style:family="paragraph" style:parent-style-name="Footer">
      <style:paragraph-properties fo:background-color="transparent">
        <style:background-image/>
      </style:paragraph-properties>
      <style:text-properties fo:color="#b80047"/>
    </style:style>
    <style:style style:name="P14" style:family="paragraph" style:parent-style-name="Table_20_Contents">
      <style:paragraph-properties fo:text-align="center" style:justify-single-word="false"/>
      <style:text-properties fo:font-size="14pt" style:font-size-asian="14pt" style:font-size-complex="14pt"/>
    </style:style>
    <style:style style:name="P15"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6"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8"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19" style:family="paragraph" style:parent-style-name="Table_20_Contents">
      <style:paragraph-properties fo:text-align="justify" style:justify-single-word="false"/>
      <style:text-properties fo:color="#494440" style:font-name="HelveticaNeueLT Std2"/>
    </style:style>
    <style:style style:name="P20"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1" style:family="paragraph" style:parent-style-name="Text_20_body">
      <style:paragraph-properties fo:text-align="start" style:justify-single-word="fals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ext_20_body">
      <style:text-properties style:text-underline-style="none" style:text-underline-mode="continuous" style:text-overline-mode="continuous" style:text-line-through-mode="continuous" fo:background-color="transparen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paragraph-properties fo:text-align="start" style:justify-single-word="false"/>
    </style:style>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Heading_20_1">
      <style:paragraph-properties fo:break-before="page"/>
    </style:style>
    <style:style style:name="P43"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4" style:family="paragraph" style:parent-style-name="Heading_20_1">
      <style:paragraph-properties fo:text-align="start" style:justify-single-word="false" fo:break-before="page"/>
    </style:style>
    <style:style style:name="P45" style:family="paragraph" style:parent-style-name="Heading_20_2">
      <style:text-properties style:text-underline-style="none" style:text-underline-mode="continuous" style:text-overline-mode="continuous" style:text-line-through-mode="continuous" fo:background-color="transparent"/>
    </style:style>
    <style:style style:name="P46"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color="#494440" style:font-name="HelveticaNeueLT Std2"/>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52" draw:style-name="gr4" draw:text-style-name="P46" svg:width="21.139cm" svg:height="29.922cm" svg:x="-3.422cm" svg:y="-2.986cm"><text:p/></draw:rect>CathyMini</text:p>
      <text:p text:style-name="P9">Projet d'intégration ECOM</text:p>
      <text:p text:style-name="P7"/>
      <text:p text:style-name="P8"/>
      <text:p text:style-name="P8"/>
      <text:p text:style-name="P8"/>
      <text:p text:style-name="P8"/>
      <text:p text:style-name="P2">Conduite De Projet</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text:p>
          </table:table-cell>
          <table:table-cell table:style-name="Tableau1.A1" office:value-type="string">
            <text:p text:style-name="P16">Date</text:p>
          </table:table-cell>
          <table:table-cell table:style-name="Tableau1.C1" office:value-type="string">
            <text:p text:style-name="P16">Description</text:p>
          </table:table-cell>
        </table:table-row>
        <table:table-row>
          <table:table-cell table:style-name="Tableau1.A2" office:value-type="string">
            <text:p text:style-name="P17">Huguet, Rassat</text:p>
          </table:table-cell>
          <table:table-cell table:style-name="Tableau1.B2" office:value-type="date" office:date-value="2013-12-18">
            <text:p text:style-name="P17">18/12/13</text:p>
          </table:table-cell>
          <table:table-cell table:style-name="Tableau1.C2" office:value-type="string">
            <text:p text:style-name="P17">Version Initiale</text:p>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2">Table des matières</text:p>
          </text:index-title>
          <text:p text:style-name="P23"><text:s/>1 Introduction<text:tab/>4</text:p>
          <text:p text:style-name="P24"><text:s/>1.1 Objet du document<text:tab/>4</text:p>
          <text:p text:style-name="P23"><text:s/>2 Organisation de l'équipe<text:tab/>4</text:p>
          <text:p text:style-name="P23"><text:s/>3 Présentation des sprints<text:tab/>5</text:p>
          <text:p text:style-name="P24"><text:s/>3.1 Sprint 0 terminé le 4 Novembre<text:tab/>5</text:p>
          <text:p text:style-name="P24"><text:s/>3.2 Sprint 1 du 4 Novembre au 11 Novembre<text:tab/>5</text:p>
          <text:p text:style-name="P24"><text:s/>3.3 Sprint 2 du 11 Novembre au 18 Novembre<text:tab/>6</text:p>
          <text:p text:style-name="P24"><text:s/>3.4 Sprint 3 du 18 Novembre au 25 Novembre<text:tab/>7</text:p>
          <text:p text:style-name="P24"><text:s/>3.5 Sprint 4 du 25 Novembre au 2 Décembre<text:tab/>8</text:p>
          <text:p text:style-name="P24"><text:s/>3.6 Sprint 5 du 2 Décembre au 9 Décembre<text:tab/>9</text:p>
          <text:p text:style-name="P24"><text:s/>3.7 Sprint 6 du 9 Décembre au 16 Décembre<text:tab/>9</text:p>
          <text:p text:style-name="P24"><text:s/>3.8 Sprint 7 du 16 Décembre au 19 Décembre<text:tab/>10</text:p>
          <text:p text:style-name="P23"><text:s/>4 Conclusion<text:tab/>11</text:p>
        </text:index-body>
      </text:table-of-content>
      <text:p text:style-name="P4"/>
      <text:h text:style-name="P43" text:outline-level="1">Introduction</text:h>
      <text:h text:style-name="P45" text:outline-level="2">Objet du document</text:h>
      <text:p text:style-name="P25"><text:tab/></text:p>
      <text:p text:style-name="P25"><text:tab/>Ce document présente la conduite du projet CathyMini. Ce projet a été mené suivant les concept de la méthodologie agile Scrum, au vu du temps et de la taille de l'équipe.</text:p>
      <text:p text:style-name="P20"/>
      <text:h text:style-name="Heading_20_1" text:outline-level="1">Organisation de l'équipe</text:h>
      <text:p text:style-name="P11"><text:tab/>L'équipe de projet est composé d'Anaelle Bernard, <text:s/>Corentin Dijoux, Florent Huguet, Pierrick Rassat et Yann Uzel.</text:p>
      <text:p text:style-name="P11"/>
      <text:p text:style-name="P12">Scrum master :</text:p>
      <text:p text:style-name="P10"/>
      <text:p text:style-name="Text_20_body"><text:tab/><text:span text:style-name="T2">Nous avons choisi de ne pas désigner un seul Scrum Master, mais que chacun puisse être Scrum Master durant le projet. Ce choix avait pour but de permettre à chacun de se mettre dans ce rôle et qu'il ne soit pas assumé par une seule personne lors du projet.</text:span></text:p>
      <text:p text:style-name="P10"/>
      <table:table table:name="Tableau2" table:style-name="Tableau2">
        <table:table-column table:style-name="Tableau2.A"/>
        <table:table-column table:style-name="Tableau2.B"/>
        <table:table-row>
          <table:table-cell table:style-name="Tableau2.A1" office:value-type="string">
            <text:p text:style-name="P18">Nom</text:p>
          </table:table-cell>
          <table:table-cell table:style-name="Tableau2.B1" office:value-type="string">
            <text:p text:style-name="P18">Période</text:p>
          </table:table-cell>
        </table:table-row>
        <table:table-row>
          <table:table-cell table:style-name="Tableau2.A2" office:value-type="string">
            <text:p text:style-name="P19">Corentin Dijoux</text:p>
          </table:table-cell>
          <table:table-cell table:style-name="Tableau2.B2" office:value-type="string">
            <text:p text:style-name="P19">14/10/2013 (S42) - 27/10/2013 (S43)</text:p>
          </table:table-cell>
        </table:table-row>
        <table:table-row>
          <table:table-cell table:style-name="Tableau2.A2" office:value-type="string">
            <text:p text:style-name="P19">Florent Huguet</text:p>
          </table:table-cell>
          <table:table-cell table:style-name="Tableau2.B2" office:value-type="string">
            <text:p text:style-name="P19">28/10/2013 (S44) - 10/11/2013 (S45)</text:p>
          </table:table-cell>
        </table:table-row>
        <table:table-row>
          <table:table-cell table:style-name="Tableau2.A2" office:value-type="string">
            <text:p text:style-name="P19">Pierrick Rassat</text:p>
          </table:table-cell>
          <table:table-cell table:style-name="Tableau2.B2" office:value-type="string">
            <text:p text:style-name="P19">11/11/2013 (S46) - 24/11/2013 (S47)</text:p>
          </table:table-cell>
        </table:table-row>
        <table:table-row>
          <table:table-cell table:style-name="Tableau2.A2" office:value-type="string">
            <text:p text:style-name="P19">Yann Uzel</text:p>
          </table:table-cell>
          <table:table-cell table:style-name="Tableau2.B2" office:value-type="string">
            <text:p text:style-name="P19">25/11/2013 (S48) - 08/12/2013 (S49)</text:p>
          </table:table-cell>
        </table:table-row>
        <table:table-row>
          <table:table-cell table:style-name="Tableau2.A2" office:value-type="string">
            <text:p text:style-name="P19">Anaelle Bernard</text:p>
          </table:table-cell>
          <table:table-cell table:style-name="Tableau2.B2" office:value-type="string">
            <text:p text:style-name="P19">09/12/2013 (S50) – 20/12/2013 (S51)</text:p>
          </table:table-cell>
        </table:table-row>
      </table:table>
      <text:p text:style-name="Standard"/>
      <text:p text:style-name="Standard"/>
      <text:p text:style-name="P5">Durée du sprint :</text:p>
      <text:p text:style-name="Standard"/>
      <text:p text:style-name="Text_20_body"><text:tab/>Nous avons choisit de faire des sprints d'une semaine - du Lundi au Lundi - afin d'avoir une meilleure réactivité sur les problèmes que nous pouvions rencontrer et de pouvoir cibler des fonctionnalités ou composants à réaliser chaque semaine. Nous avons choisit le Lundi comme jour de début et de fin de sprint car c'était le seul jour avec le Vendredi où nous étions tous présents à l'IMAG. En effet, nous avons trois alternants dans <text:soft-page-break/>le groupe ce qui posait un certains nombre de contraintes. Nous ne voulions pas non plus couper le Vendredi par un changement de sprint, mais plutôt le garder pour nous réunir et nous concentrer sur le sprint actuel. Cela nous permettait également d'avoir le week-end pour terminer les billets non-terminés.</text:p>
      <text:h text:style-name="P42" text:outline-level="1">Présentation des sprints</text:h>
      <text:h text:style-name="Heading_20_2" text:outline-level="2">Sprint 0 terminé le 4 Novembre</text:h>
      <text:p text:style-name="Text_20_body"/>
      <text:p text:style-name="Text_20_body">Voici les billets que nous avons réalisé lors de la phase de prépartion du projet :</text:p>
      <text:list xml:id="list597019852851899406" text:style-name="L1">
        <text:list-item>
          <text:list>
            <text:list-item>
              <text:p text:style-name="P26">Création du projet avec les librairies utilisées pour le développement ( AngularJS, Bootstrap, Maven … )</text:p>
            </text:list-item>
            <text:list-item>
              <text:p text:style-name="P26">Mise en place du serveur Glassfish</text:p>
            </text:list-item>
            <text:list-item>
              <text:p text:style-name="P26">Mise en place d'un gestionnaire de version (Git via GitHub)</text:p>
            </text:list-item>
            <text:list-item>
              <text:p text:style-name="P26">Création d'une façade REST pour faire le lien entre le client et le serveur</text:p>
            </text:list-item>
            <text:list-item>
              <text:p text:style-name="P26">Implémentation des Java Entity Bean et mapping de la base de donnée</text:p>
            </text:list-item>
            <text:list-item>
              <text:p text:style-name="P26">Création des pages d'administration pour tester les beans sessions et les beans entity</text:p>
            </text:list-item>
          </text:list>
        </text:list-item>
      </text:list>
      <text:p text:style-name="Text_20_body"/>
      <text:p text:style-name="Text_20_body"><text:tab/>Ce sprint représente le sprint d'amorce de notre projet pendant lequel nous avons surtout définit les objectifs et les limites de notre projet.</text:p>
      <text:p text:style-name="Text_20_body"/>
      <text:h text:style-name="Heading_20_2" text:outline-level="2">Sprint 1 du 4 Novembre au 11 Novembre</text:h>
      <text:p text:style-name="Text_20_body"/>
      <text:p text:style-name="Text_20_body">Voici la liste des billets que nous avons réalisé lors de ce sprint :</text:p>
      <text:list xml:id="list1819889787529899454" text:style-name="L2">
        <text:list-item>
          <text:list>
            <text:list-item>
              <text:p text:style-name="P27">Ajouter un produit</text:p>
            </text:list-item>
            <text:list-item>
              <text:p text:style-name="P27">Éditer un produit</text:p>
            </text:list-item>
            <text:list-item>
              <text:p text:style-name="P27">Supprimer un produit</text:p>
            </text:list-item>
            <text:list-item>
              <text:p text:style-name="P27">Changer la quantité dans le caddie (IHM)</text:p>
            </text:list-item>
            <text:list-item>
              <text:p text:style-name="P27">Ajouter des produits aux caddies (IHM)</text:p>
            </text:list-item>
            <text:list-item>
              <text:p text:style-name="P27">Afficher la liste des produits </text:p>
            </text:list-item>
            <text:list-item>
              <text:p text:style-name="P27">Gestion de la session utilisateur (Java)</text:p>
            </text:list-item>
            <text:list-item>
              <text:p text:style-name="P27">Rechercher un produit par nom, type et prix</text:p>
            </text:list-item>
          </text:list>
        </text:list-item>
      </text:list>
      <text:p text:style-name="Text_20_body"/>
      <text:p text:style-name="Text_20_body"><text:tab/>Et voici la liste des billets que nous avions prévu de faire pour ce sprint mais que nous n'avons pas eu le temps de finir :</text:p>
      <text:list xml:id="list5237727889529605078" text:style-name="L3">
        <text:list-item>
          <text:list>
            <text:list-item>
              <text:p text:style-name="P28">Ajouter les informations à un produit (côté Administrateur)</text:p>
            </text:list-item>
            <text:list-item>
              <text:p text:style-name="P28"><text:soft-page-break/>Peuplement de la DB via un fichier xml</text:p>
            </text:list-item>
            <text:list-item>
              <text:p text:style-name="P28">Supprimer produit du caddie (côté Client )</text:p>
            </text:list-item>
            <text:list-item>
              <text:p text:style-name="P28">Gestion des droits sur l'API REST</text:p>
            </text:list-item>
            <text:list-item>
              <text:p text:style-name="P28">Se déconnecter (IHM)</text:p>
            </text:list-item>
            <text:list-item>
              <text:p text:style-name="P28">S'inscrire (IHM)</text:p>
            </text:list-item>
            <text:list-item>
              <text:p text:style-name="P28">Se connecter (IHM)</text:p>
            </text:list-item>
          </text:list>
        </text:list-item>
      </text:list>
      <text:p text:style-name="Text_20_body"/>
      <text:p text:style-name="Text_20_body"><text:tab/>Nous avons identifié de nombreux points positifs pour ce sprint. D’abord, la mise en place des outils permettant la gestion des ressources humaines et techniques du projet, avec notamment Github pour la gestion des versions du code et Trello pour la gestion <text:s/>des tickets et comme support du fonctionnement Agile. </text:p>
      <text:p text:style-name="Text_20_body"><text:tab/>Nous avons aussi noté une progression générale de l'équipe sur les technologies utilisées pour le projet (EJB/JPA, Angular, BootStrap, css, …) et une bonne cohésion entre les membres du groupe qui s'est traduit par une bonne entente général et de bon consensus sur les décisions prises.</text:p>
      <text:p text:style-name="Text_20_body"><text:tab/>Nous avons aussi abordé les points négatifs de notre projet, et plus particulièrement la mise en route lente du projet à différents niveaux (code et méthodologie agile) et les sprints commencés trop tard. Il a aussi été noté la mauvaise évaluation de la quantité de travail possible pour le groupe sur un seul sprint, ainsi que la description des tâches trop générales qui rend difficiles leurs évaluations sur des sprints de petite durée.</text:p>
      <text:p text:style-name="Text_20_body"/>
      <text:p text:style-name="Text_20_body"><text:tab/>Enfin nous avons défini les points qu'il nous fallait améliorer pour les sprints suivants. D'abord, il est apparu nécessaire de mieux préciser et découper les tâches afin de ne pas avoir d’ambiguïté sur le travail à faire et de mieux distribué le travail. Ensuite, nous avons du améliorer l'évaluation du nombre de tâche réalisable lors d'un sprint.Et enfin, nous avons du améliorer la communication entre les membres du groupe pour facilité le travail de chacun.</text:p>
      <text:p text:style-name="P21"/>
      <text:h text:style-name="Heading_20_2" text:outline-level="2">Sprint 2 du 11 Novembre au 18 Novembre</text:h>
      <text:p text:style-name="Text_20_body"/>
      <text:p text:style-name="Text_20_body">Voici la liste des billets que nous avons réalisé lors de ce sprint :</text:p>
      <text:list xml:id="list8763612981407257585" text:style-name="L4">
        <text:list-item>
          <text:list>
            <text:list-item>
              <text:p text:style-name="P29">Peuplement de la base de donnée via un fichier XML</text:p>
            </text:list-item>
            <text:list-item>
              <text:p text:style-name="P29">Se déconnecter (IHM)</text:p>
            </text:list-item>
            <text:list-item>
              <text:p text:style-name="P29">S'inscrire (IHM)</text:p>
            </text:list-item>
            <text:list-item>
              <text:p text:style-name="P29">Se connecter (IHM)</text:p>
            </text:list-item>
            <text:list-item>
              <text:p text:style-name="P29">Gestion droit pour les membres (redirection login)</text:p>
            </text:list-item>
          </text:list>
        </text:list-item>
      </text:list>
      <text:p text:style-name="Text_20_body"/>
      <text:p text:style-name="Text_20_body"><text:soft-page-break/><text:tab/>Et voici la liste des billets que nous avions prévu de faire pour ce sprint mais que nous n'avons pas eu le temps de finir :</text:p>
      <text:list xml:id="list6958885174134707206" text:style-name="L5">
        <text:list-item>
          <text:list>
            <text:list-item>
              <text:p text:style-name="P30">Ajouter des informations produit</text:p>
            </text:list-item>
            <text:list-item>
              <text:p text:style-name="P30">Afficher la galerie</text:p>
            </text:list-item>
            <text:list-item>
              <text:p text:style-name="P30">Supprimer un produit du caddie</text:p>
            </text:list-item>
          </text:list>
        </text:list-item>
      </text:list>
      <text:p text:style-name="Text_20_body"><text:line-break/><text:tab/>Nous avions aussi commencé une tâche qui était prévue pour durer sur plusieurs sprint qui était :</text:p>
      <text:list xml:id="list7348267334937007487" text:style-name="L6">
        <text:list-item>
          <text:list>
            <text:list-item>
              <text:p text:style-name="P31">Modification de la version bootstrap utilisée</text:p>
            </text:list-item>
            <text:list-item>
              <text:p text:style-name="P31">Panneau de recherche</text:p>
            </text:list-item>
          </text:list>
        </text:list-item>
      </text:list>
      <text:p text:style-name="Text_20_body"/>
      <text:p text:style-name="Text_20_body"><text:tab/>Par rapport au précédent sprint nous avons retenu une meilleure organisation du groupe, ainsi qu'un nombre de billets non-terminés moins important que lors de la précédente semaine.</text:p>
      <text:p text:style-name="Text_20_body"><text:tab/>Nous avons cependant noté un baisse de la quantité de travail effectué par rapport à la semaine précédente, en partie due à un travail plus important demandé dans d'autres matières. Nous avons donc par conséquent décidé d'améliorer notre gestion du temps de travail pour les prochains sprints.</text:p>
      <text:p text:style-name="Text_20_body"><text:tab/>Lors de ce sprint nous avons rencontrer d'important problème avec le gestionnaire de version Github.</text:p>
      <text:p text:style-name="P21"/>
      <text:h text:style-name="Heading_20_2" text:outline-level="2">Sprint 3 du 18 Novembre au 25 Novembre</text:h>
      <text:p text:style-name="Text_20_body"/>
      <text:p text:style-name="Text_20_body">Voici la liste des billets que nous avons réalisé lors de ce sprint :</text:p>
      <text:list xml:id="list8526735377454475205" text:style-name="L7">
        <text:list-item>
          <text:list>
            <text:list-item>
              <text:p text:style-name="P32">Affichage des informations produits (Admin)</text:p>
            </text:list-item>
            <text:list-item>
              <text:p text:style-name="P32">Panneau de recherche</text:p>
            </text:list-item>
            <text:list-item>
              <text:p text:style-name="P32">Rechercher un produit par marque</text:p>
            </text:list-item>
            <text:list-item>
              <text:p text:style-name="P32">Ajouter les informations du produits</text:p>
            </text:list-item>
            <text:list-item>
              <text:p text:style-name="P32">Améliorer la sécurité en protégeant les informations utilisateurs</text:p>
            </text:list-item>
            <text:list-item>
              <text:p text:style-name="P32">Droit d'administration</text:p>
            </text:list-item>
            <text:list-item>
              <text:p text:style-name="P32">Ajouter produit au caddie (Serveur)</text:p>
            </text:list-item>
            <text:list-item>
              <text:p text:style-name="P32">Passage de bootstrap 3 à 2 (Client)</text:p>
            </text:list-item>
          </text:list>
        </text:list-item>
      </text:list>
      <text:p text:style-name="Text_20_body">Pas de tâche prévue mais non finie pour ce sprint.</text:p>
      <text:p text:style-name="Text_20_body"/>
      <text:p text:style-name="Text_20_body"><text:tab/>Le fait d'avoir terminé toutes les tâches qui avaient été prévues pour ce sprint, nous montre que nous arrivons a beaucoup mieux estimer nos capacités de travail. On note <text:soft-page-break/>encore une amélioration des connaissances dans les outils et technologies utilisés. Nous avons choisi de revenir sur nos décisions techniques (bootstrap) ce qui nous a coûté du temps.</text:p>
      <text:list xml:id="list1543809334515500422" text:style-name="L8">
        <text:list-item>
          <text:p text:style-name="P33">/// Cohésion d'équipe autour du beaujolais nouveau ///<text:line-break/></text:p>
        </text:list-item>
      </text:list>
      <text:p text:style-name="Text_20_body"><text:span text:style-name="T3">Remarque :</text:span> <text:line-break/><text:tab/>L'harmonisation des technologies utilisées a été fastidieuse et n'aurait pas du arriver. Elles auraient du être harmoniser dès le début. C'est à la fois un point positif et un point négatif ; nous aurions du anticipé le problème, toutefois le courage de l'équipe pour corriger ce problème est un point très positif.</text:p>
      <text:p text:style-name="Text_20_body"/>
      <text:h text:style-name="Heading_20_2" text:outline-level="2">Sprint 4 du 25 Novembre au 2 Décembre</text:h>
      <text:p text:style-name="Text_20_body"/>
      <text:p text:style-name="Text_20_body">Voici la liste des billets que nous avons réalisé lors de ce sprint :</text:p>
      <text:list xml:id="list4012821800023306220" text:style-name="L9">
        <text:list-item>
          <text:list>
            <text:list-item>
              <text:p text:style-name="P34">Supprimer produit du caddie (IHM/Serveur)</text:p>
            </text:list-item>
            <text:list-item>
              <text:p text:style-name="P34">Fusion de deux caddies (Serveur) si un utilisateur se connecte après avoir mis des articles dans son caddie</text:p>
            </text:list-item>
            <text:list-item>
              <text:p text:style-name="P34">Afficher un produit avec tout ses détails</text:p>
            </text:list-item>
            <text:list-item>
              <text:p text:style-name="P34">Éditer les informations générales du profil (Pour un client)</text:p>
            </text:list-item>
            <text:list-item>
              <text:p text:style-name="P34">Ajouter un achat ou un abonnement a un client</text:p>
            </text:list-item>
          </text:list>
        </text:list-item>
      </text:list>
      <text:p text:style-name="Text_20_body"/>
      <text:p text:style-name="Text_20_body"><text:tab/>Et voici la liste des billets que nous avions prévu de faire pour ce sprint mais que nous n'avons pas eu le temps de finir :</text:p>
      <text:list xml:id="list3153599845321310301" text:style-name="L10">
        <text:list-item>
          <text:list>
            <text:list-item>
              <text:p text:style-name="P35">Espace client : ajouter adresses de livraison</text:p>
            </text:list-item>
            <text:list-item>
              <text:p text:style-name="P35">Ajouter info de paiement</text:p>
            </text:list-item>
            <text:list-item>
              <text:p text:style-name="P35">IHM chaîne de paiement</text:p>
              <text:p text:style-name="P35"/>
            </text:list-item>
          </text:list>
        </text:list-item>
      </text:list>
      <text:p text:style-name="Text_20_body"><text:tab/>Nous avions aussi commencé une tâche qui était prévue pour durer sur plusieurs sprint qui était :</text:p>
      <text:list xml:id="list7487509910788615884" text:style-name="L11">
        <text:list-item>
          <text:list>
            <text:list-item>
              <text:p text:style-name="P36">Accueil</text:p>
            </text:list-item>
            <text:list-item>
              <text:p text:style-name="P36">Recherche sur le flux</text:p>
            </text:list-item>
            <text:list-item>
              <text:p text:style-name="P36">Changer quantité produit caddie</text:p>
            </text:list-item>
          </text:list>
        </text:list-item>
      </text:list>
      <text:p text:style-name="Text_20_body"/>
      <text:p text:style-name="Text_20_body"><text:tab/>Nous avons eu des retours suite à une demande de notre part sur le cahier des charges et nous avons donc pu le modifier en conséquence. Cependant nous n'avions pas anticipé le temps de travail nécessaire à la réalisation des documents, ainsi qu'une prise en compte trop tardive d'un mauvais choix de conception (Un seul 'type' de caddie côté <text:soft-page-break/>serveur, alors que nous voulions en utiliser plusieurs côté IHM). Nous avons de nouveau eu des problèmes sur l'estimation de notre capacité de travail par rapport à notre temps disponible.</text:p>
      <text:p text:style-name="Text_20_body"><text:tab/>La charge de travail dans les autres matière s'étant alléger, nous avons pu nous consacré au projet et ainsi mettre plusieurs personne sur une même tâche pour réaliser la tâche et corriger plus rapidement les problèmes.</text:p>
      <text:p text:style-name="P21"/>
      <text:h text:style-name="Heading_20_2" text:outline-level="2">Sprint 5 du 2 Décembre au 9 Décembre</text:h>
      <text:p text:style-name="Text_20_body"/>
      <text:p text:style-name="Text_20_body">Voici la liste des billets que nous avons réalisé lors de ce sprint :</text:p>
      <text:list xml:id="list8153752649694945688" text:style-name="L12">
        <text:list-item>
          <text:list>
            <text:list-item>
              <text:p text:style-name="P37">Rechercher un produit sur le flux</text:p>
            </text:list-item>
            <text:list-item>
              <text:p text:style-name="P37">Éditer adresses de livraison</text:p>
            </text:list-item>
            <text:list-item>
              <text:p text:style-name="P37">Ajouter des adresses de livraison ()</text:p>
            </text:list-item>
            <text:list-item>
              <text:p text:style-name="P37">Éditer les informations générales du profil (Pour un client)</text:p>
            </text:list-item>
            <text:list-item>
              <text:p text:style-name="P37">Éditer abonnement</text:p>
            </text:list-item>
            <text:list-item>
              <text:p text:style-name="P37">Ajouter des produits à un abonnement</text:p>
            </text:list-item>
            <text:list-item>
              <text:p text:style-name="P37">Documentation : Prioriser les tâches</text:p>
            </text:list-item>
            <text:list-item>
              <text:p text:style-name="P37">Changer quantité produit du caddie (Serveur)</text:p>
            </text:list-item>
            <text:list-item>
              <text:p text:style-name="P37">Changer quantité produit dans abonnement</text:p>
              <text:p text:style-name="P37"/>
            </text:list-item>
          </text:list>
        </text:list-item>
      </text:list>
      <text:p text:style-name="Text_20_body"><text:tab/>Et voici la liste des billets que nous avions prévu de faire pour ce sprint mais que nous n'avons pas eu le temps de finir :</text:p>
      <text:list xml:id="list4049615785728382451" text:style-name="L13">
        <text:list-item>
          <text:list>
            <text:list-item>
              <text:p text:style-name="P38">Accueil : récupérer des articles dans la base de données et les afficher</text:p>
            </text:list-item>
          </text:list>
        </text:list-item>
      </text:list>
      <text:p text:style-name="Text_20_body"/>
      <text:p text:style-name="Text_20_body"><text:tab/>Le faite d'avoir mis plusieurs personnes en même temps sur certaines tâches a été efficace. D'un autre côté nous avons encore eu une modification de conception (Caddie, Abonnement et Article) et nous avons consacré trop de temps aux articles du carrousel par rapport à leurs priorités.</text:p>
      <text:p text:style-name="Text_20_body"><text:tab/>Nous trouvons que notre progression générale sur les tâches est satisfaisante mais la charge de travail restante est encore importante.</text:p>
      <text:p text:style-name="P21"/>
      <text:h text:style-name="Heading_20_2" text:outline-level="2">Sprint 6 du 9 Décembre au 16 Décembre</text:h>
      <text:p text:style-name="Text_20_body"/>
      <text:p text:style-name="Text_20_body">Voici la liste des billets que nous avons réalisé lors de ce sprint :</text:p>
      <text:list xml:id="list4942741335262565294" text:style-name="L14">
        <text:list-item>
          <text:list>
            <text:list-item>
              <text:p text:style-name="P39">Gestion des erreurs pour guider l'utilisateur</text:p>
            </text:list-item>
            <text:list-item>
              <text:p text:style-name="P39"><text:soft-page-break/>Créer un abonnement</text:p>
            </text:list-item>
            <text:list-item>
              <text:p text:style-name="P39">Overlay pour un produit</text:p>
            </text:list-item>
            <text:list-item>
              <text:p text:style-name="P39">Accueil</text:p>
            </text:list-item>
            <text:list-item>
              <text:p text:style-name="P39">Pop-up pour le choix de l'envoie d'un produit lors d'un ajout</text:p>
              <text:p text:style-name="P39"/>
            </text:list-item>
          </text:list>
        </text:list-item>
      </text:list>
      <text:p text:style-name="Text_20_body">Et voici la liste des billets que nous avions prévu de faire pour ce sprint mais que nous n'avons pas eu le temps de finir :</text:p>
      <text:p text:style-name="Text_20_body"><text:tab/>- Ajout d'une image pour un produit</text:p>
      <text:p text:style-name="Text_20_body"/>
      <text:p text:style-name="Text_20_body"><text:tab/>Pour notre dernier sprint, presque tous les billets ont été terminés mais les dossiers ne sont pas tout à fait terminé. Il manque encore quelques détails et des changements ont été fait sur la conception.</text:p>
      <text:p text:style-name="P21"/>
      <text:h text:style-name="Heading_20_2" text:outline-level="2">Sprint 7 du 16 Décembre au 19 Décembre</text:h>
      <text:p text:style-name="Text_20_body"/>
      <text:p text:style-name="Text_20_body"><text:tab/>Nous avons profité de cette semaine bloqué pour le projet d'ECOM pour nous regroupé afin de régler les derniers problèmes et de réaliser les derniers composants et fonctionnalités. </text:p>
      <text:p text:style-name="Text_20_body"><text:tab/>Lors de cette semaine, nous avons défini au début de chaque journée les tâches qui semblait prioritaire au product owner à effectuer dans la journée. Étant donné que nous étions dans la même salle et ceci toute la journée, nous n'avons pas utilisé Trello, mais un tableau sur lequel nous avons notés les tâches de la journée. </text:p>
      <text:p text:style-name="Text_20_body"/>
      <text:p text:style-name="Text_20_body">Voici la liste des tâches que nous avons réalisées lors de ces trois jours :</text:p>
      <text:list xml:id="list2917929608944625429" text:style-name="L15">
        <text:list-item>
          <text:list>
            <text:list-item>
              <text:p text:style-name="P40">Caddie/Abonnement</text:p>
            </text:list-item>
            <text:list-item>
              <text:p text:style-name="P40">Administration liste des utilisateurs</text:p>
            </text:list-item>
            <text:list-item>
              <text:p text:style-name="P40">Administration liste des abonnements</text:p>
            </text:list-item>
            <text:list-item>
              <text:p text:style-name="P40">Feedback sur pop-up d'adresse</text:p>
            </text:list-item>
          </text:list>
        </text:list-item>
      </text:list>
      <text:list xml:id="list4009856410494386289" text:style-name="L16">
        <text:list-item>
          <text:list>
            <text:list-item>
              <text:p text:style-name="P41">Améliorer l'esthétique de l'accueil</text:p>
            </text:list-item>
            <text:list-item>
              <text:p text:style-name="P41">Rajout de l'historique d'achat et d'abonnement (Pour un client)</text:p>
            </text:list-item>
            <text:list-item>
              <text:p text:style-name="P41">Reset Password</text:p>
            </text:list-item>
            <text:list-item>
              <text:p text:style-name="P41">D'avantage de notification</text:p>
            </text:list-item>
            <text:list-item>
              <text:p text:style-name="P41">Bouton « Ajouter au Caddie »</text:p>
            </text:list-item>
            <text:list-item>
              <text:p text:style-name="P41">Finalisation Abonnement et débogage</text:p>
            </text:list-item>
            <text:list-item>
              <text:p text:style-name="P41">Chaîne de Paiement</text:p>
            </text:list-item>
            <text:list-item>
              <text:p text:style-name="P41"><text:soft-page-break/>CGU/CGV</text:p>
            </text:list-item>
            <text:list-item>
              <text:p text:style-name="P41">Applicateur (IHM)</text:p>
            </text:list-item>
            <text:list-item>
              <text:p text:style-name="P41">Améliorer l'esthétique du bas de page</text:p>
            </text:list-item>
            <text:list-item>
              <text:p text:style-name="P41">Améliorer l'esthétique des tries</text:p>
            </text:list-item>
            <text:list-item>
              <text:p text:style-name="P41">Nom et Prénom sur les adresses</text:p>
            </text:list-item>
            <text:list-item>
              <text:p text:style-name="P41">FAQ</text:p>
            </text:list-item>
          </text:list>
        </text:list-item>
      </text:list>
      <text:h text:style-name="P44" text:outline-level="1">Conclusion</text:h>
      <text:p text:style-name="P21"/>
      <text:p text:style-name="P21">Faut il une conclusion ? A priori non pour m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51"><draw:image xlink:href="Pictures/100002010000015E0000007069657746.png" xlink:type="simple" xlink:show="embed" xlink:actuate="onLoad"/></draw:frame><draw:rect text:anchor-type="paragraph" draw:z-index="38" draw:style-name="Mgr1" draw:text-style-name="MP2" svg:width="3.315cm" svg:height="1.087cm" svg:x="15.683cm" svg:y="24.876cm"><text:p/></draw:rect><draw:rect text:anchor-type="paragraph" draw:z-index="25" draw:style-name="Mgr2" draw:text-style-name="MP2" svg:width="4.283cm" svg:height="1.304cm" svg:x="13.518cm" svg:y="-2.002cm"><text:p/></draw:rect><draw:rect text:anchor-type="paragraph" draw:z-index="12" draw:style-name="Mgr3" draw:text-style-name="MP2" svg:width="0.251cm" svg:height="29.699cm" svg:x="-2.002cm" svg:y="28.201cm"><text:p/></draw:rect></text:p>
      </style:header>
      <style:footer>
        <text:p text:style-name="MP3"><text:tab/><text:tab/><text:span text:style-name="MT1"><text:page-number text:select-page="current">13</text:page-number></text:span><text:span text:style-name="MT1">/</text:span><text:span text:style-name="MT1"><text:page-count>13</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3H13M29S</meta:editing-duration>
    <meta:editing-cycles>294</meta:editing-cycles>
    <meta:generator>OpenOffice.org/3.4$Win32 OpenOffice.org_project/340m1$Build-9590</meta:generator>
    <dc:date>2013-12-18T18:50:56.89</dc:date>
    <meta:document-statistic meta:table-count="2" meta:image-count="1" meta:object-count="0" meta:page-count="13" meta:paragraph-count="174" meta:word-count="2102" meta:character-count="12016"/>
  </office:meta>
</office:document-meta>
</file>